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cc00" draw:fill-color="#ffcc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cc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05cm" svg:stroke-color="#ff66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cm" svg:stroke-color="#ff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svg:stroke-width="0.028cm" svg:stroke-color="#ccffff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6" style:family="graphic" style:parent-style-name="objectwithoutfill">
      <style:graphic-properties svg:stroke-width="0.05cm" svg:stroke-color="#eeeeee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svg:stroke-width="0.05cm" svg:stroke-color="#ccffff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svg:stroke-color="#b2b2b2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05cm" svg:stroke-color="#dddddd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18cm" svg:stroke-color="#ccffff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1" style:family="graphic" style:parent-style-name="objectwithoutfill">
      <style:graphic-properties svg:stroke-width="0.028cm" svg:stroke-color="#eeeeee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ff66cc" draw:marker-start-width="0.242cm" draw:marker-end-width="0.242cm" draw:fill-color="#ff0000" draw:textarea-horizontal-align="justify" draw:textarea-vertical-align="middle" draw:auto-grow-height="false" fo:padding-top="0.014cm" fo:padding-bottom="0.014cm" fo:padding-left="0.014cm" fo:padding-right="0.014cm"/>
    </style:style>
    <style:style style:name="gr13" style:family="graphic" style:parent-style-name="objectwithoutfill">
      <style:graphic-properties svg:stroke-width="0.018cm" svg:stroke-color="#eeeeee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objectwithoutfill">
      <style:graphic-properties svg:stroke-width="0.05cm" svg:stroke-color="#999999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svg:stroke-width="0.05cm" svg:stroke-color="#cccccc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svg:stroke-color="#666666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0.603cm" svg:height="0.612cm" svg:x="0.196cm" svg:y="0.19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992.47648902821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line draw:style-name="gr2" draw:layer="layout" svg:x1="0.204cm" svg:y1="0.557cm" svg:x2="0.795cm" svg:y2="0.557cm">
            <text:p/>
          </draw:line>
          <draw:line draw:style-name="gr3" draw:layer="layout" svg:x1="0.249cm" svg:y1="0.557cm" svg:x2="0.758cm" svg:y2="0.557cm">
            <text:p/>
          </draw:line>
          <draw:line draw:style-name="gr4" draw:layer="layout" svg:x1="0.283cm" svg:y1="0.557cm" svg:x2="0.72cm" svg:y2="0.556cm">
            <text:p/>
          </draw:line>
          <draw:line draw:style-name="gr5" draw:layer="layout" svg:x1="0.321cm" svg:y1="0.556cm" svg:x2="0.339cm" svg:y2="0.559cm">
            <text:p/>
          </draw:line>
          <draw:line draw:style-name="gr6" draw:layer="layout" svg:x1="0.446cm" svg:y1="0.555cm" svg:x2="0.466cm" svg:y2="0.559cm">
            <text:p/>
          </draw:line>
          <draw:line draw:style-name="gr7" draw:layer="layout" svg:x1="0.623cm" svg:y1="0.553cm" svg:x2="0.65cm" svg:y2="0.559cm">
            <text:p/>
          </draw:line>
        </draw:g>
        <draw:g>
          <draw:line draw:style-name="gr8" draw:layer="layout" svg:x1="0.204cm" svg:y1="0.5cm" svg:x2="0.795cm" svg:y2="0.5cm">
            <text:p/>
          </draw:line>
          <draw:line draw:style-name="gr9" draw:layer="layout" svg:x1="0.245cm" svg:y1="0.501cm" svg:x2="0.76cm" svg:y2="0.5cm">
            <text:p/>
          </draw:line>
          <draw:line draw:style-name="gr6" draw:layer="layout" svg:x1="0.29cm" svg:y1="0.501cm" svg:x2="0.711cm" svg:y2="0.5cm">
            <text:p/>
          </draw:line>
        </draw:g>
        <draw:g>
          <draw:line draw:style-name="gr2" draw:layer="layout" svg:x1="0.204cm" svg:y1="0.446cm" svg:x2="0.795cm" svg:y2="0.446cm">
            <text:p/>
          </draw:line>
          <draw:line draw:style-name="gr3" draw:layer="layout" svg:x1="0.249cm" svg:y1="0.446cm" svg:x2="0.758cm" svg:y2="0.446cm">
            <text:p/>
          </draw:line>
          <draw:line draw:style-name="gr4" draw:layer="layout" svg:x1="0.283cm" svg:y1="0.446cm" svg:x2="0.72cm" svg:y2="0.445cm">
            <text:p/>
          </draw:line>
          <draw:line draw:style-name="gr10" draw:layer="layout" svg:x1="0.347cm" svg:y1="0.449cm" svg:x2="0.381cm" svg:y2="0.441cm">
            <text:p/>
          </draw:line>
          <draw:line draw:style-name="gr11" draw:layer="layout" svg:x1="0.483cm" svg:y1="0.449cm" svg:x2="0.515cm" svg:y2="0.442cm">
            <text:p/>
          </draw:line>
          <draw:line draw:style-name="gr10" draw:layer="layout" svg:x1="0.629cm" svg:y1="0.454cm" svg:x2="0.664cm" svg:y2="0.438cm">
            <text:p/>
          </draw:line>
        </draw:g>
        <draw:g>
          <draw:line draw:style-name="gr8" draw:layer="layout" svg:x1="0.202cm" svg:y1="0.395cm" svg:x2="0.793cm" svg:y2="0.395cm">
            <text:p/>
          </draw:line>
          <draw:line draw:style-name="gr9" draw:layer="layout" svg:x1="0.243cm" svg:y1="0.396cm" svg:x2="0.758cm" svg:y2="0.395cm">
            <text:p/>
          </draw:line>
          <draw:line draw:style-name="gr6" draw:layer="layout" svg:x1="0.288cm" svg:y1="0.396cm" svg:x2="0.709cm" svg:y2="0.395cm">
            <text:p/>
          </draw:line>
        </draw:g>
        <draw:g>
          <draw:line draw:style-name="gr8" draw:layer="layout" svg:x1="0.203cm" svg:y1="0.61cm" svg:x2="0.794cm" svg:y2="0.61cm">
            <text:p/>
          </draw:line>
          <draw:line draw:style-name="gr9" draw:layer="layout" svg:x1="0.244cm" svg:y1="0.611cm" svg:x2="0.759cm" svg:y2="0.61cm">
            <text:p/>
          </draw:line>
          <draw:line draw:style-name="gr6" draw:layer="layout" svg:x1="0.289cm" svg:y1="0.611cm" svg:x2="0.71cm" svg:y2="0.61cm">
            <text:p/>
          </draw:line>
        </draw:g>
        <draw:g>
          <draw:custom-shape draw:style-name="gr12" draw:text-style-name="P1" draw:layer="layout" svg:width="0.182cm" svg:height="0.091cm" svg:x="0.544cm" svg:y="0.51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11" draw:layer="layout" svg:x1="0.667cm" svg:y1="0.536cm" svg:x2="0.699cm" svg:y2="0.536cm">
            <text:p/>
          </draw:line>
        </draw:g>
        <draw:g>
          <draw:line draw:style-name="gr2" draw:layer="layout" svg:x1="0.233cm" svg:y1="0.342cm" svg:x2="0.763cm" svg:y2="0.342cm">
            <text:p/>
          </draw:line>
          <draw:line draw:style-name="gr3" draw:layer="layout" svg:x1="0.273cm" svg:y1="0.342cm" svg:x2="0.729cm" svg:y2="0.342cm">
            <text:p/>
          </draw:line>
          <draw:line draw:style-name="gr4" draw:layer="layout" svg:x1="0.304cm" svg:y1="0.342cm" svg:x2="0.696cm" svg:y2="0.341cm">
            <text:p/>
          </draw:line>
          <draw:line draw:style-name="gr5" draw:layer="layout" svg:x1="0.391cm" svg:y1="0.343cm" svg:x2="0.417cm" svg:y2="0.344cm">
            <text:p/>
          </draw:line>
          <draw:line draw:style-name="gr13" draw:layer="layout" svg:x1="0.551cm" svg:y1="0.341cm" svg:x2="0.569cm" svg:y2="0.344cm">
            <text:p/>
          </draw:line>
        </draw:g>
        <draw:g>
          <draw:line draw:style-name="gr14" draw:layer="layout" svg:x1="0.28cm" svg:y1="0.285cm" svg:x2="0.705cm" svg:y2="0.285cm">
            <text:p/>
          </draw:line>
          <draw:line draw:style-name="gr15" draw:layer="layout" svg:x1="0.311cm" svg:y1="0.285cm" svg:x2="0.68cm" svg:y2="0.285cm">
            <text:p/>
          </draw:line>
          <draw:line draw:style-name="gr9" draw:layer="layout" svg:x1="0.353cm" svg:y1="0.285cm" svg:x2="0.633cm" svg:y2="0.284cm">
            <text:p/>
          </draw:line>
        </draw:g>
        <draw:g>
          <draw:line draw:style-name="gr16" draw:layer="layout" svg:x1="0.368cm" svg:y1="0.215cm" svg:x2="0.629cm" svg:y2="0.215cm">
            <text:p/>
          </draw:line>
          <draw:line draw:style-name="gr14" draw:layer="layout" svg:x1="0.392cm" svg:y1="0.216cm" svg:x2="0.608cm" svg:y2="0.215cm">
            <text:p/>
          </draw:line>
          <draw:line draw:style-name="gr8" draw:layer="layout" svg:x1="0.448cm" svg:y1="0.216cm" svg:x2="0.556cm" svg:y2="0.215cm">
            <text:p/>
          </draw:line>
        </draw:g>
        <draw:g>
          <draw:line draw:style-name="gr2" draw:layer="layout" svg:x1="0.238cm" svg:y1="0.666cm" svg:x2="0.768cm" svg:y2="0.666cm">
            <text:p/>
          </draw:line>
          <draw:line draw:style-name="gr3" draw:layer="layout" svg:x1="0.278cm" svg:y1="0.666cm" svg:x2="0.734cm" svg:y2="0.666cm">
            <text:p/>
          </draw:line>
          <draw:line draw:style-name="gr4" draw:layer="layout" svg:x1="0.309cm" svg:y1="0.666cm" svg:x2="0.701cm" svg:y2="0.665cm">
            <text:p/>
          </draw:line>
          <draw:line draw:style-name="gr5" draw:layer="layout" svg:x1="0.381cm" svg:y1="0.669cm" svg:x2="0.401cm" svg:y2="0.66cm">
            <text:p/>
          </draw:line>
          <draw:line draw:style-name="gr13" draw:layer="layout" svg:x1="0.49cm" svg:y1="0.667cm" svg:x2="0.51cm" svg:y2="0.663cm">
            <text:p/>
          </draw:line>
          <draw:line draw:style-name="gr7" draw:layer="layout" svg:x1="0.604cm" svg:y1="0.668cm" svg:x2="0.639cm" svg:y2="0.663cm">
            <text:p/>
          </draw:line>
        </draw:g>
        <draw:g>
          <draw:line draw:style-name="gr16" draw:layer="layout" svg:x1="0.365cm" svg:y1="0.785cm" svg:x2="0.626cm" svg:y2="0.785cm">
            <text:p/>
          </draw:line>
          <draw:line draw:style-name="gr14" draw:layer="layout" svg:x1="0.389cm" svg:y1="0.786cm" svg:x2="0.605cm" svg:y2="0.785cm">
            <text:p/>
          </draw:line>
          <draw:line draw:style-name="gr8" draw:layer="layout" svg:x1="0.445cm" svg:y1="0.786cm" svg:x2="0.553cm" svg:y2="0.785cm">
            <text:p/>
          </draw:line>
        </draw:g>
        <draw:g>
          <draw:line draw:style-name="gr14" draw:layer="layout" svg:x1="0.28cm" svg:y1="0.723cm" svg:x2="0.705cm" svg:y2="0.723cm">
            <text:p/>
          </draw:line>
          <draw:line draw:style-name="gr15" draw:layer="layout" svg:x1="0.311cm" svg:y1="0.723cm" svg:x2="0.68cm" svg:y2="0.723cm">
            <text:p/>
          </draw:line>
          <draw:line draw:style-name="gr9" draw:layer="layout" svg:x1="0.353cm" svg:y1="0.723cm" svg:x2="0.633cm" svg:y2="0.7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1:28:42.45</meta:creation-date>
    <dc:language>de-DE</dc:language>
    <meta:editing-cycles>6</meta:editing-cycles>
    <meta:editing-duration>PT9M16S</meta:editing-duration>
    <dc:title>WEB-Draw-klein</dc:title>
    <meta:initial-creator>Martin Korneffel</meta:initial-creator>
    <dc:date>2014-01-26T22:09:12.56</dc:date>
    <dc:creator>Martin Korneffel</dc:creator>
    <meta:document-statistic meta:object-count="59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1:28:40.37"/>
  </office:meta>
</office:document-meta>
</file>